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5E6C1DD2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3" svg:font-family="Mangal"/>
    <style:font-face style:name="Mangal2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BrowalliaUPC" svg:font-family="BrowalliaUPC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Liberation Sans4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title">
      <style:graphic-properties fo:min-height="3.862cm"/>
    </style:style>
    <style:style style:name="pr8" style:family="presentation" style:parent-style-name="Vintage-title">
      <style:graphic-properties fo:min-height="3.125cm"/>
    </style:style>
    <style:style style:name="pr9" style:family="presentation" style:parent-style-name="Vintage-title">
      <style:graphic-properties fo:min-height="4.591cm"/>
    </style:style>
    <style:style style:name="pr10" style:family="presentation" style:parent-style-name="Vintage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style:font-name="BrowalliaUPC"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.102cm" fo:margin-bottom="0.46cm"/>
    </style:style>
    <style:style style:name="P7" style:family="paragraph">
      <style:paragraph-properties fo:margin-left="0cm" fo:margin-right="0cm" fo:margin-top="0.102cm" fo:margin-bottom="0.46cm" fo:text-indent="0cm"/>
      <style:text-properties style:font-name="BrowalliaUPC" fo:font-size="42pt" style:font-size-asian="42pt" style:font-size-complex="42pt"/>
    </style:style>
    <style:style style:name="P8" style:family="paragraph">
      <style:paragraph-properties fo:margin-left="0cm" fo:margin-right="0cm" style:line-height-at-least="0.353cm" fo:text-indent="0cm"/>
    </style:style>
    <style:style style:name="P9" style:family="paragraph">
      <style:text-properties fo:font-size="42pt" style:font-size-asian="42pt" style:font-size-complex="42pt"/>
    </style:style>
    <style:style style:name="P10" style:family="paragraph">
      <style:text-properties style:font-name="BrowalliaUPC"/>
    </style:style>
    <style:style style:name="P11" style:family="paragraph">
      <style:text-properties style:font-name="BrowalliaUPC" fo:font-size="54pt" style:font-size-asian="28pt" style:font-size-complex="28pt"/>
    </style:style>
    <style:style style:name="P12" style:family="paragraph">
      <style:text-properties fo:font-size="54pt" style:font-size-asian="20pt" style:font-size-complex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loext:graphic-properties draw:fill-color="#ffffff"/>
      <style:text-properties style:font-name="BrowalliaUPC" fo:font-size="80pt" style:font-size-asian="80pt" style:font-size-complex="8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BrowalliaUPC" fo:font-size="40pt" style:font-size-asian="40pt" style:font-size-complex="40pt"/>
    </style:style>
    <style:style style:name="T3" style:family="text">
      <style:text-properties style:font-name="BrowalliaUPC" fo:font-size="42pt" style:font-size-asian="42pt" style:font-size-complex="42pt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style:font-name="BrowalliaUP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BrowalliaUPC" fo:font-size="54pt" style:font-size-asian="28pt" style:font-size-complex="28pt"/>
    </style:style>
    <style:style style:name="T8" style:family="text">
      <style:text-properties fo:font-size="58.7000007629395pt" style:font-size-asian="58.7000007629395pt" style:font-size-complex="58.7000007629395pt"/>
    </style:style>
    <style:style style:name="T9" style:family="text">
      <style:text-properties style:font-name="BrowalliaUPC" fo:font-size="54pt" style:font-size-asian="26pt" style:font-size-complex="26pt"/>
    </style:style>
    <style:style style:name="T10" style:family="text">
      <style:text-properties fo:font-size="54pt" style:font-size-asian="20pt" style:font-size-complex="2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BrowalliaUPC"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text-style-name="P2" draw:layer="layout" svg:width="22.5cm" svg:height="3.067cm" svg:x="1.4cm" svg:y="0.799cm" presentation:class="title">
          <draw:text-box>
            <text:p text:style-name="P1"><text:span text:style-name="T1">Tabletop</text:span>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p text:style-name="P1"><text:span text:style-name="T2">Gruppe 6 Tabletop</text:span><text:span text:style-name="T2"><text:line-break/></text:span><text:span text:style-name="T2">Johannes Ebert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text-style-name="P5" draw:layer="layout" svg:width="22.5cm" svg:height="3.067cm" svg:x="1.4cm" svg:y="0.799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6"><text:span text:style-name="T3">Werbetext</text:span></text:p>
              </text:list-item>
              <text:list-item>
                <text:p text:style-name="P6"><text:span text:style-name="T3">Demo der Anwendung</text:span></text:p>
              </text:list-item>
              <text:list-item>
                <text:p text:style-name="P6"><text:span text:style-name="T3">Was wurde verwendet</text:span></text:p>
              </text:list-item>
              <text:list-item>
                <text:p text:style-name="P6"><text:span text:style-name="T3">Vergleich geplanter Zeitplan zum realen Zeitplan</text:span></text:p>
              </text:list-item>
              <text:list-item>
                <text:p text:style-name="P6"><text:span text:style-name="T3">Aufgabenverteilung mit Zeitaufwand in Std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799cm" presentation:class="title" presentation:user-transformed="true">
          <draw:text-box>
            <text:p>Werbetext</text:p>
          </draw:text-box>
        </draw:frame>
        <draw:frame presentation:style-name="pr5" draw:text-style-name="P9" draw:layer="layout" svg:width="25.2cm" svg:height="12.179cm" svg:x="1.4cm" svg:y="5.066cm" presentation:class="outline" presentation:user-transformed="true">
          <draw:text-box>
            <text:p text:style-name="P8"><text:span text:style-name="T3">Tabletop: Der Kampf der Plastikkrieger</text:span></text:p>
            <text:p text:style-name="P8"><text:span text:style-name="T3">In einer Welt des Krieges sind es einzelne Männer, geformt zu einer Einheit, die Schlachten gewinnt. Doch nur ein fähiger Stratege kann den Krieg gewinnen.</text:span></text:p>
            <text:p text:style-name="P8"><text:span text:style-name="T3">Schlüpfe in die Rolle eines Feldherren und nutze dein Können um mit 3 Archetypen über den Gegner zu triumphieren.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799cm" presentation:class="title" presentation:user-transformed="true">
          <draw:text-box>
            <text:p>Demo der Anwendung</text:p>
          </draw:text-box>
        </draw:frame>
        <draw:frame presentation:style-name="pr5" draw:text-style-name="P10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5">Hier ein Video zum Spiel einfüge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7" draw:layer="layout" svg:width="22.5cm" svg:height="3.862cm" svg:x="1.4cm" svg:y="0.402cm" presentation:class="title" presentation:user-transformed="true">
          <draw:text-box>
            <text:p>Was wurde verwendet<text:line-break/><text:span text:style-name="T6">übersichtliche Beschreibung der Systemarchitektur</text:span><text:span text:style-name="T6"><text:line-break/></text:span><text:span text:style-name="T6">(welche Objekte, welche Abläufe )</text:span></text:p>
          </draw:text-box>
        </draw:frame>
        <draw:frame presentation:style-name="pr5" draw:text-style-name="P1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7">Technologie</text:span></text:p>
                <text:list>
                  <text:list-item>
                    <text:p><text:span text:style-name="T7">Blender</text:span></text:p>
                  </text:list-item>
                  <text:list-item>
                    <text:p><text:span text:style-name="T7">Visual Studio 2012</text:span></text:p>
                  </text:list-item>
                  <text:list-item>
                    <text:p><text:span text:style-name="T7">Monogame</text:span></text:p>
                  </text:list-item>
                  <text:list-item>
                    <text:p><text:span text:style-name="T7">Xnb Builder</text:span></text:p>
                  </text:list-item>
                  <text:list-item>
                    <text:p><text:span text:style-name="T7">GitUp</text:span></text:p>
                  </text:list-item>
                  <text:list-item>
                    <text:p><text:span text:style-name="T7">Photoshop CS 5</text:span></text:p>
                  </text:list-item>
                  <text:list-item>
                    <text:p><text:span text:style-name="T7">Autodesk FBX Converter</text:span></text:p>
                  </text:list-item>
                </text:list>
                <text:p><text:span text:style-name="T7"/></text:p>
                <text:p><text:span text:style-name="T7"/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7" draw:layer="layout" svg:width="22.5cm" svg:height="3.862cm" svg:x="1.4cm" svg:y="0.402cm" presentation:class="title" presentation:user-transformed="true">
          <draw:text-box>
            <text:p><text:span text:style-name="T8">Was wurde verwendet</text:span><text:line-break/><text:span text:style-name="T6">übersichtliche Beschreibung der Systemarchitektur</text:span><text:span text:style-name="T6"><text:line-break/></text:span><text:span text:style-name="T6">(welche objekte, welche Abläufe )</text:span></text:p>
          </draw:text-box>
        </draw:frame>
        <draw:frame presentation:style-name="pr5" draw:text-style-name="P1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9">3D Modelle</text:span></text:p>
                <text:list>
                  <text:list-item>
                    <text:p><text:span text:style-name="T9">Thingiverse.com </text:span></text:p>
                    <text:list>
                      <text:list-item>
                        <text:p><text:span text:style-name="T9">WH Space Marine</text:span></text:p>
                      </text:list-item>
                    </text:list>
                  </text:list-item>
                  <text:list-item>
                    <text:p><text:span text:style-name="T9">3Dmag.org</text:span></text:p>
                    <text:list>
                      <text:list-item>
                        <text:p><text:span text:style-name="T9">Space Marine with Minigun</text:span></text:p>
                      </text:list-item>
                    </text:list>
                  </text:list-item>
                  <text:list-item>
                    <text:p><text:span text:style-name="T9">Thingiverse.com</text:span></text:p>
                    <text:list>
                      <text:list-item>
                        <text:p><text:span text:style-name="T9">Space Marine clean</text:span></text:p>
                      </text:list-item>
                    </text:list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8" draw:text-style-name="P13" draw:layer="layout" svg:width="22.5cm" svg:height="3.125cm" svg:x="1.4cm" svg:y="0.77cm" presentation:class="title" presentation:user-transformed="true">
          <draw:text-box>
            <text:p><text:span text:style-name="T11">Vergleich geplanter Zeitplan </text:span><text:span text:style-name="T11"><text:line-break/></text:span><text:span text:style-name="T11">zum realen Zeitplan </text:span>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9" draw:layer="layout" svg:width="22.5cm" svg:height="4.591cm" svg:x="1.4cm" svg:y="0.037cm" presentation:class="title" presentation:user-transformed="true">
          <draw:text-box>
            <text:p>Aufgabenverteilung mit Zeitaufwand in Std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0">
        <draw:frame presentation:style-name="pr4" draw:text-style-name="P5" draw:layer="layout" svg:width="22.5cm" svg:height="3.067cm" svg:x="1.4cm" svg:y="0.799cm" presentation:class="title" presentation:user-transformed="true">
          <draw:text-box>
            <text:p><text:span text:style-name="T1">Tabletop</text:span></text:p>
          </draw:text-box>
        </draw:frame>
        <draw:frame presentation:style-name="pr10" draw:text-style-name="P14" draw:layer="layout" svg:width="25.2cm" svg:height="12.179cm" svg:x="1.4cm" svg:y="5.066cm" presentation:class="subtitle">
          <draw:text-box>
            <text:p><text:span text:style-name="T12">Danke für´s zuhören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3" svg:font-family="Mangal"/>
    <style:font-face style:name="Mangal2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BrowalliaUPC" svg:font-family="BrowalliaUPC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Liberation Sans4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2" style:font-family-asian="Mangal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2" style:font-family-asian="Mangal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2" style:font-family-asian="Mangal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2" style:font-family-asian="Mangal" style:font-pitch-asian="variable" style:font-size-asian="14pt" style:font-weight-asian="bold" style:font-weight-complex="bold"/>
    </style:style>
    <style:style style:name="Title_2c__20_Content_20_over_20_Content_7e_LT_7e_Hintergrund" style:display-name="Title, Content over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_2c__20_Content_20_over_20_Content_7e_LT_7e_Hintergrundobjekte" style:display-name="Title, Content over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_2c__20_Content_20_over_20_Content_7e_LT_7e_Notizen" style:display-name="Title, Content over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anguage="de" fo:country="DE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c__20_Content_20_over_20_Content_7e_LT_7e_Untertitel" style:display-name="Title, Content over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c__20_Content_20_over_20_Content_7e_LT_7e_Titel" style:display-name="Title, Content over Conten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letter-spacing="normal" fo:language="de" fo:country="DE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c__20_Content_20_over_20_Content_7e_LT_7e_Gliederung_20_9" style:display-name="Title, Content over Conten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20_over_20_Content_7e_LT_7e_Gliederung_20_8" style:display-name="Title, Content over Conten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20_over_20_Content_7e_LT_7e_Gliederung_20_7" style:display-name="Title, Content over Conten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20_over_20_Content_7e_LT_7e_Gliederung_20_6" style:display-name="Title, Content over Conten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20_over_20_Content_7e_LT_7e_Gliederung_20_5" style:display-name="Title, Content over Conten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20_over_20_Content_7e_LT_7e_Gliederung_20_4" style:display-name="Title, Content over Conten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20_over_20_Content_7e_LT_7e_Gliederung_20_3" style:display-name="Title, Content over Conten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20_over_20_Content_7e_LT_7e_Gliederung_20_2" style:display-name="Title, Content over Conten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20_over_20_Content_7e_LT_7e_Gliederung_20_1" style:display-name="Title, Content over Conten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letter-spacing="normal" fo:language="de" fo:country="DE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c__20_Content_7e_LT_7e_Hintergrund" style:display-name="Title,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_2c__20_Content_7e_LT_7e_Hintergrundobjekte" style:display-name="Title,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_2c__20_Content_7e_LT_7e_Notizen" style:display-name="Title,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anguage="de" fo:country="DE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c__20_Content_7e_LT_7e_Untertitel" style:display-name="Title,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c__20_Content_7e_LT_7e_Titel" style:display-name="Title, Conten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letter-spacing="normal" fo:language="de" fo:country="DE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c__20_Content_7e_LT_7e_Gliederung_20_9" style:display-name="Title, Conten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7e_LT_7e_Gliederung_20_8" style:display-name="Title, Conten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7e_LT_7e_Gliederung_20_7" style:display-name="Title, Conten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7e_LT_7e_Gliederung_20_6" style:display-name="Title, Conten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7e_LT_7e_Gliederung_20_5" style:display-name="Title, Conten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7e_LT_7e_Gliederung_20_4" style:display-name="Title, Conten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7e_LT_7e_Gliederung_20_3" style:display-name="Title, Conten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7e_LT_7e_Gliederung_20_2" style:display-name="Title, Conten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Content_7e_LT_7e_Gliederung_20_1" style:display-name="Title, Conten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letter-spacing="normal" fo:language="de" fo:country="DE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anguage="de" fo:country="DE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letter-spacing="normal" fo:language="de" fo:country="DE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letter-spacing="normal" fo:language="de" fo:country="DE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Mangal3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3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3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5E6C1DD2.png" xlink:type="simple" xlink:show="embed" xlink:actuate="onLoad"/>
      </draw:frame>
      <draw:frame presentation:style-name="Vintage-title" draw:layer="backgroundobjects" svg:width="22.5cm" svg:height="3.067cm" svg:x="1.4cm" svg:y="0.799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4T12:16:16.126000000</meta:creation-date>
    <dc:date>2015-09-26T19:58:26.096000000</dc:date>
    <meta:editing-duration>PT26M13S</meta:editing-duration>
    <meta:editing-cycles>10</meta:editing-cycles>
    <meta:generator>LibreOffice/4.4.5.2$Windows_x86 LibreOffice_project/a22f674fd25a3b6f45bdebf25400ed2adff0ff99</meta:generator>
    <meta:document-statistic meta:object-count="69"/>
  </office:meta>
</office:document-meta>
</file>